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Gentium" fo:font-size="24pt" style:font-size-asian="24pt" style:font-size-complex="24pt"/>
    </style:style>
    <style:style style:name="P3" style:family="paragraph">
      <style:text-properties style:font-name="Gentium" fo:font-size="16pt" style:font-size-asian="16pt" style:font-size-complex="16pt"/>
    </style:style>
    <style:style style:name="T1" style:family="text">
      <style:text-properties style:font-name="Gentium" fo:font-size="24pt" style:font-size-asian="24pt" style:font-size-complex="24pt"/>
    </style:style>
    <style:style style:name="T2" style:family="text">
      <style:text-properties style:font-name="Gentium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9.906cm" svg:x="3.556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95cm" svg:height="1.216cm" draw:transform="rotate (1.56311687808612) translate (5.47cm 8.308cm)">
          <draw:text-box>
            <text:p><text:span text:style-name="T1">VGA_controller</text:span></text:p>
          </draw:text-box>
        </draw:frame>
        <draw:line draw:style-name="gr3" draw:text-style-name="P1" draw:layer="layout" svg:x1="3.556cm" svg:y1="10.039cm" svg:x2="4.318cm" svg:y2="9.277cm">
          <text:p/>
        </draw:line>
        <draw:line draw:style-name="gr3" draw:text-style-name="P1" draw:layer="layout" svg:x1="4.318cm" svg:y1="9.277cm" svg:x2="3.556cm" svg:y2="8.515cm">
          <text:p/>
        </draw:line>
        <draw:line draw:style-name="gr3" draw:text-style-name="P1" draw:layer="layout" svg:x1="3.556cm" svg:y1="9.277cm" svg:x2="1.778cm" svg:y2="9.277cm">
          <text:p/>
        </draw:line>
        <draw:frame draw:style-name="gr2" draw:text-style-name="P3" draw:layer="layout" svg:width="2.221cm" svg:height="0.895cm" svg:x="0.954cm" svg:y="8.382cm">
          <draw:text-box>
            <text:p><text:span text:style-name="T2">25 MHz</text:span></text:p>
          </draw:text-box>
        </draw:frame>
        <draw:line draw:style-name="gr4" draw:text-style-name="P1" draw:layer="layout" svg:x1="0.387cm" svg:y1="1.666cm" svg:x2="3.562cm" svg:y2="1.666cm">
          <text:p/>
        </draw:line>
        <draw:frame draw:style-name="gr5" draw:text-style-name="P3" draw:layer="layout" svg:width="1.747cm" svg:height="0.895cm" svg:x="0.254cm" svg:y="0.762cm">
          <draw:text-box>
            <text:p><text:span text:style-name="T2">Reset</text:span></text:p>
          </draw:text-box>
        </draw:frame>
        <draw:line draw:style-name="gr4" draw:text-style-name="P1" draw:layer="layout" svg:x1="0.387cm" svg:y1="4.968cm" svg:x2="3.562cm" svg:y2="4.968cm">
          <text:p/>
        </draw:line>
        <draw:frame draw:style-name="gr2" draw:text-style-name="P3" draw:layer="layout" svg:width="1.289cm" svg:height="0.895cm" svg:x="0.495cm" svg:y="3.825cm">
          <draw:text-box>
            <text:p><text:span text:style-name="T2">rgb</text:span></text:p>
          </draw:text-box>
        </draw:frame>
        <draw:line draw:style-name="gr3" draw:text-style-name="P1" draw:layer="layout" svg:x1="1.53cm" svg:y1="5.222cm" svg:x2="2.165cm" svg:y2="4.587cm">
          <text:p/>
        </draw:line>
        <draw:frame draw:style-name="gr6" draw:text-style-name="P3" draw:layer="layout" svg:width="0.764cm" svg:height="0.895cm" svg:x="1.149cm" svg:y="5.343cm">
          <draw:text-box>
            <text:p><text:span text:style-name="T2">3</text:span></text:p>
          </draw:text-box>
        </draw:frame>
        <draw:line draw:style-name="gr4" draw:text-style-name="P1" draw:layer="layout" svg:x1="8.382cm" svg:y1="9.144cm" svg:x2="11.557cm" svg:y2="9.144cm">
          <text:p/>
        </draw:line>
        <draw:frame draw:style-name="gr2" draw:text-style-name="P3" draw:layer="layout" svg:width="1.289cm" svg:height="0.895cm" svg:x="8.49cm" svg:y="8.001cm">
          <draw:text-box>
            <text:p><text:span text:style-name="T2">rgb</text:span></text:p>
          </draw:text-box>
        </draw:frame>
        <draw:line draw:style-name="gr3" draw:text-style-name="P1" draw:layer="layout" svg:x1="9.525cm" svg:y1="9.398cm" svg:x2="10.16cm" svg:y2="8.763cm">
          <text:p/>
        </draw:line>
        <draw:frame draw:style-name="gr6" draw:text-style-name="P3" draw:layer="layout" svg:width="0.764cm" svg:height="0.895cm" svg:x="9.144cm" svg:y="9.519cm">
          <draw:text-box>
            <text:p><text:span text:style-name="T2">3</text:span></text:p>
          </draw:text-box>
        </draw:frame>
        <draw:line draw:style-name="gr4" draw:text-style-name="P1" draw:layer="layout" svg:x1="8.382cm" svg:y1="2.038cm" svg:x2="11.557cm" svg:y2="2.038cm">
          <text:p/>
        </draw:line>
        <draw:frame draw:style-name="gr5" draw:text-style-name="P3" draw:layer="layout" svg:width="2.123cm" svg:height="0.895cm" svg:x="8.93cm" svg:y="1.105cm">
          <draw:text-box>
            <text:p><text:span text:style-name="T2">h_sync</text:span></text:p>
          </draw:text-box>
        </draw:frame>
        <draw:line draw:style-name="gr4" draw:text-style-name="P1" draw:layer="layout" svg:x1="8.382cm" svg:y1="3.81cm" svg:x2="11.557cm" svg:y2="3.81cm">
          <text:p/>
        </draw:line>
        <draw:frame draw:style-name="gr5" draw:text-style-name="P3" draw:layer="layout" svg:width="2.094cm" svg:height="0.895cm" svg:x="8.93cm" svg:y="2.877cm">
          <draw:text-box>
            <text:p><text:span text:style-name="T2">v_sync</text:span></text:p>
          </draw:text-box>
        </draw:frame>
        <draw:line draw:style-name="gr4" draw:text-style-name="P1" draw:layer="layout" svg:x1="8.382cm" svg:y1="5.378cm" svg:x2="11.557cm" svg:y2="5.378cm">
          <text:p/>
        </draw:line>
        <draw:frame draw:style-name="gr5" draw:text-style-name="P3" draw:layer="layout" svg:width="1.391cm" svg:height="0.895cm" svg:x="8.93cm" svg:y="4.445cm">
          <draw:text-box>
            <text:p><text:span text:style-name="T2">row</text:span></text:p>
          </draw:text-box>
        </draw:frame>
        <draw:line draw:style-name="gr4" draw:text-style-name="P1" draw:layer="layout" svg:x1="8.382cm" svg:y1="7.029cm" svg:x2="11.557cm" svg:y2="7.029cm">
          <text:p/>
        </draw:line>
        <draw:frame draw:style-name="gr5" draw:text-style-name="P3" draw:layer="layout" svg:width="2.242cm" svg:height="0.895cm" svg:x="8.93cm" svg:y="6.096cm">
          <draw:text-box>
            <text:p><text:span text:style-name="T2">colum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" svg:font-family="Gent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065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19:52:04.412855586</meta:creation-date>
    <dc:date>2015-05-15T20:01:27.382582040</dc:date>
    <meta:editing-duration>PT1M29S</meta:editing-duration>
    <meta:editing-cycles>4</meta:editing-cycles>
    <meta:generator>LibreOffice/4.2.8.2$Linux_X86_64 LibreOffice_project/420m0$Build-2</meta:generator>
    <meta:document-statistic meta:object-count="24"/>
  </office:meta>
</office:document-meta>
</file>